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204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38980" calcext:value-type="float">
            <text:p>10,538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68980" calcext:value-type="float">
            <text:p>8,068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260960" calcext:value-type="float">
            <text:p>22,2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9T15:46:22.206794277</dc:date>
    <meta:editing-duration>P27DT1H5S</meta:editing-duration>
    <meta:editing-cycles>1087</meta:editing-cycles>
    <meta:generator>LibreOffice/25.2.4.3$Linux_X86_64 LibreOffice_project/33e196637044ead23f5c3226cde09b47731f7e27</meta:generator>
    <meta:document-statistic meta:table-count="18" meta:cell-count="1453" meta:object-count="0"/>
  </office:meta>
</office:document-meta>
</file>